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v_timimg1526074093.562716" table:style-name="ta1">
        <table:shapes>
          <draw:frame draw:z-index="0" draw:style-name="gr1" draw:text-style-name="P1" svg:width="453.51pt" svg:height="255.09pt" svg:x="450.94pt" svg:y="83.4pt">
            <draw:object draw:notify-on-update-of-ranges="'conv_timimg1526074093.562716'.A1:'conv_timimg1526074093.562716'.A1 'conv_timimg1526074093.562716'.A2:'conv_timimg1526074093.562716'.A21 'conv_timimg1526074093.562716'.B1:'conv_timimg1526074093.562716'.B1 'conv_timimg1526074093.562716'.B2:'conv_timimg1526074093.562716'.B21 'conv_timimg1526074093.562716'.C1:'conv_timimg1526074093.562716'.C1 'conv_timimg1526074093.562716'.C2:'conv_timimg1526074093.562716'.C21 'conv_timimg1526074093.562716'.D1:'conv_timimg1526074093.562716'.D1 'conv_timimg1526074093.562716'.D2:'conv_timimg1526074093.562716'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ter_size</text:p>
          </table:table-cell>
          <table:table-cell office:value-type="string" calcext:value-type="string">
            <text:p><text:s/>naive time (sec)</text:p>
          </table:table-cell>
          <table:table-cell office:value-type="string" calcext:value-type="string">
            <text:p><text:s/>fft time (sec)</text:p>
          </table:table-cell>
          <table:table-cell office:value-type="string" calcext:value-type="string">
            <text:p><text:s/>fast time (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477455701912" calcext:value-type="float">
            <text:p>1.00477455701912</text:p>
          </table:table-cell>
          <table:table-cell office:value-type="float" office:value="0.0510246840422042" calcext:value-type="float">
            <text:p>0.051024684042204</text:p>
          </table:table-cell>
          <table:table-cell office:value-type="float" office:value="0.00119061197619885" calcext:value-type="float">
            <text:p>0.0011906119761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6615789977368" calcext:value-type="float">
            <text:p>0.966615789977368</text:p>
          </table:table-cell>
          <table:table-cell office:value-type="float" office:value="0.05285160895437" calcext:value-type="float">
            <text:p>0.05285160895437</text:p>
          </table:table-cell>
          <table:table-cell office:value-type="float" office:value="0.00218924402724951" calcext:value-type="float">
            <text:p>0.00218924402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8070026002824" calcext:value-type="float">
            <text:p>0.948070026002824</text:p>
          </table:table-cell>
          <table:table-cell office:value-type="float" office:value="0.0538165649631992" calcext:value-type="float">
            <text:p>0.053816564963199</text:p>
          </table:table-cell>
          <table:table-cell office:value-type="float" office:value="0.00341410102555528" calcext:value-type="float">
            <text:p>0.003414101025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15750741958618" calcext:value-type="float">
            <text:p>0.915750741958618</text:p>
          </table:table-cell>
          <table:table-cell office:value-type="float" office:value="0.0495466830325313" calcext:value-type="float">
            <text:p>0.049546683032531</text:p>
          </table:table-cell>
          <table:table-cell office:value-type="float" office:value="0.00459704198874533" calcext:value-type="float">
            <text:p>0.0045970419887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15422547026537" calcext:value-type="float">
            <text:p>0.915422547026537</text:p>
          </table:table-cell>
          <table:table-cell office:value-type="float" office:value="0.0498938309610821" calcext:value-type="float">
            <text:p>0.049893830961082</text:p>
          </table:table-cell>
          <table:table-cell office:value-type="float" office:value="0.00960352196125314" calcext:value-type="float">
            <text:p>0.0096035219612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732340403134" calcext:value-type="float">
            <text:p>0.89732340403134</text:p>
          </table:table-cell>
          <table:table-cell office:value-type="float" office:value="0.0513567689922638" calcext:value-type="float">
            <text:p>0.051356768992264</text:p>
          </table:table-cell>
          <table:table-cell office:value-type="float" office:value="0.0131247650133446" calcext:value-type="float">
            <text:p>0.0131247650133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30390038003679" calcext:value-type="float">
            <text:p>0.930390038003679</text:p>
          </table:table-cell>
          <table:table-cell office:value-type="float" office:value="0.0498273479752243" calcext:value-type="float">
            <text:p>0.049827347975224</text:p>
          </table:table-cell>
          <table:table-cell office:value-type="float" office:value="0.0174358070362359" calcext:value-type="float">
            <text:p>0.0174358070362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1393139801221" calcext:value-type="float">
            <text:p>0.91393139801221</text:p>
          </table:table-cell>
          <table:table-cell office:value-type="float" office:value="0.0496527089853771" calcext:value-type="float">
            <text:p>0.049652708985377</text:p>
          </table:table-cell>
          <table:table-cell office:value-type="float" office:value="0.0223543890169822" calcext:value-type="float">
            <text:p>0.022354389016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98229536018334" calcext:value-type="float">
            <text:p>0.898229536018334</text:p>
          </table:table-cell>
          <table:table-cell office:value-type="float" office:value="0.0513472899910994" calcext:value-type="float">
            <text:p>0.051347289991099</text:p>
          </table:table-cell>
          <table:table-cell office:value-type="float" office:value="0.0268470350420103" calcext:value-type="float">
            <text:p>0.026847035042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0332915985491" calcext:value-type="float">
            <text:p>0.880332915985491</text:p>
          </table:table-cell>
          <table:table-cell office:value-type="float" office:value="0.0523324979585595" calcext:value-type="float">
            <text:p>0.05233249795856</text:p>
          </table:table-cell>
          <table:table-cell office:value-type="float" office:value="0.0359771649818867" calcext:value-type="float">
            <text:p>0.0359771649818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4920024052262" calcext:value-type="float">
            <text:p>0.854920024052262</text:p>
          </table:table-cell>
          <table:table-cell office:value-type="float" office:value="0.0500288309995085" calcext:value-type="float">
            <text:p>0.050028830999509</text:p>
          </table:table-cell>
          <table:table-cell office:value-type="float" office:value="0.0361426519812085" calcext:value-type="float">
            <text:p>0.0361426519812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7184627996758" calcext:value-type="float">
            <text:p>0.827184627996758</text:p>
          </table:table-cell>
          <table:table-cell office:value-type="float" office:value="0.0502999919699505" calcext:value-type="float">
            <text:p>0.050299991969951</text:p>
          </table:table-cell>
          <table:table-cell office:value-type="float" office:value="0.0485722469747998" calcext:value-type="float">
            <text:p>0.04857224697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3981707500061" calcext:value-type="float">
            <text:p>0.83981707500061</text:p>
          </table:table-cell>
          <table:table-cell office:value-type="float" office:value="0.0500424690544605" calcext:value-type="float">
            <text:p>0.050042469054461</text:p>
          </table:table-cell>
          <table:table-cell office:value-type="float" office:value="0.047759065986611" calcext:value-type="float">
            <text:p>0.0477590659866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3568148023914" calcext:value-type="float">
            <text:p>0.833568148023914</text:p>
          </table:table-cell>
          <table:table-cell office:value-type="float" office:value="0.0543197860242799" calcext:value-type="float">
            <text:p>0.05431978602428</text:p>
          </table:table-cell>
          <table:table-cell office:value-type="float" office:value="0.0533408229821362" calcext:value-type="float">
            <text:p>0.0533408229821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6783347001765" calcext:value-type="float">
            <text:p>0.826783347001765</text:p>
          </table:table-cell>
          <table:table-cell office:value-type="float" office:value="0.0504580680280924" calcext:value-type="float">
            <text:p>0.050458068028092</text:p>
          </table:table-cell>
          <table:table-cell office:value-type="float" office:value="0.0631518140435219" calcext:value-type="float">
            <text:p>0.0631518140435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6297741015442" calcext:value-type="float">
            <text:p>0.806297741015442</text:p>
          </table:table-cell>
          <table:table-cell office:value-type="float" office:value="0.0512146900291555" calcext:value-type="float">
            <text:p>0.051214690029156</text:p>
          </table:table-cell>
          <table:table-cell office:value-type="float" office:value="0.0654702840256505" calcext:value-type="float">
            <text:p>0.0654702840256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87694289989304" calcext:value-type="float">
            <text:p>0.787694289989304</text:p>
          </table:table-cell>
          <table:table-cell office:value-type="float" office:value="0.0507448719581589" calcext:value-type="float">
            <text:p>0.050744871958159</text:p>
          </table:table-cell>
          <table:table-cell office:value-type="float" office:value="0.072681883990299" calcext:value-type="float">
            <text:p>0.0726818839902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61133848049212" calcext:value-type="float">
            <text:p>0.761133848049212</text:p>
          </table:table-cell>
          <table:table-cell office:value-type="float" office:value="0.051846246002242" calcext:value-type="float">
            <text:p>0.051846246002242</text:p>
          </table:table-cell>
          <table:table-cell office:value-type="float" office:value="0.0772702390095219" calcext:value-type="float">
            <text:p>0.0772702390095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5216204096796" calcext:value-type="float">
            <text:p>0.75216204096796</text:p>
          </table:table-cell>
          <table:table-cell office:value-type="float" office:value="0.0518989239935763" calcext:value-type="float">
            <text:p>0.051898923993576</text:p>
          </table:table-cell>
          <table:table-cell office:value-type="float" office:value="0.0786218660068698" calcext:value-type="float">
            <text:p>0.078621866006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0455937038641" calcext:value-type="float">
            <text:p>0.730455937038641</text:p>
          </table:table-cell>
          <table:table-cell office:value-type="float" office:value="0.0510329100070521" calcext:value-type="float">
            <text:p>0.051032910007052</text:p>
          </table:table-cell>
          <table:table-cell office:value-type="float" office:value="0.0839022099971771" calcext:value-type="float">
            <text:p>0.0839022099971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1T16:31:30.008563099</dc:date>
    <meta:editing-duration>PT2M52S</meta:editing-duration>
    <meta:editing-cycles>1</meta:editing-cycles>
    <meta:document-statistic meta:table-count="1" meta:cell-count="84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9cm" svg:y="3.821cm" style:legend-expansion="high" chart:style-name="ch2"/>
        <chart:plot-area chart:style-name="ch3" table:cell-range-address="'conv_timimg1526074093.562716'.A1:'conv_timimg1526074093.562716'.D21" chart:data-source-has-labels="both" svg:x="0.32cm" svg:y="0.18cm" svg:width="11.449cm" svg:height="8.64cm">
          <chartooo:coordinate-region svg:x="1.418cm" svg:y="0.34cm" svg:width="10.165cm" svg:height="7.912cm"/>
          <chart:axis chart:dimension="x" chart:name="primary-x" chart:style-name="ch4" chartooo:axis-type="auto">
            <chartooo:date-scale/>
            <chart:categories table:cell-range-address="'conv_timimg1526074093.562716'.A2:'conv_timimg1526074093.562716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nv_timimg1526074093.562716'.B2:'conv_timimg1526074093.562716'.B21" chart:label-cell-address="'conv_timimg1526074093.562716'.B1:'conv_timimg1526074093.562716'.B1" chart:class="chart:line">
            <chart:data-point chart:repeated="20"/>
          </chart:series>
          <chart:series chart:style-name="ch8" chart:values-cell-range-address="'conv_timimg1526074093.562716'.C2:'conv_timimg1526074093.562716'.C21" chart:label-cell-address="'conv_timimg1526074093.562716'.C1:'conv_timimg1526074093.562716'.C1" chart:class="chart:line">
            <chart:data-point chart:repeated="20"/>
          </chart:series>
          <chart:series chart:style-name="ch9" chart:values-cell-range-address="'conv_timimg1526074093.562716'.D2:'conv_timimg1526074093.562716'.D21" chart:label-cell-address="'conv_timimg1526074093.562716'.D1:'conv_timimg1526074093.562716'.D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ive time (sec)</text:p>
                <draw:g>
                  <svg:desc>'conv_timimg1526074093.562716'.B1:'conv_timimg1526074093.562716'.B1</svg:desc>
                </draw:g>
              </table:table-cell>
              <table:table-cell office:value-type="string">
                <text:p> fft time (sec)</text:p>
                <draw:g>
                  <svg:desc>'conv_timimg1526074093.562716'.C1:'conv_timimg1526074093.562716'.C1</svg:desc>
                </draw:g>
              </table:table-cell>
              <table:table-cell office:value-type="string">
                <text:p> fast time (sec)</text:p>
                <draw:g>
                  <svg:desc>'conv_timimg1526074093.562716'.D1:'conv_timimg1526074093.562716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nv_timimg1526074093.562716'.A2:'conv_timimg1526074093.562716'.A21</svg:desc>
                </draw:g>
              </table:table-cell>
              <table:table-cell office:value-type="float" office:value="1.00477455701912">
                <text:p>1.00477455701912</text:p>
                <draw:g>
                  <svg:desc>'conv_timimg1526074093.562716'.B2:'conv_timimg1526074093.562716'.B21</svg:desc>
                </draw:g>
              </table:table-cell>
              <table:table-cell office:value-type="float" office:value="0.0510246840422042">
                <text:p>0.0510246840422042</text:p>
                <draw:g>
                  <svg:desc>'conv_timimg1526074093.562716'.C2:'conv_timimg1526074093.562716'.C21</svg:desc>
                </draw:g>
              </table:table-cell>
              <table:table-cell office:value-type="float" office:value="0.00119061197619885">
                <text:p>0.00119061197619885</text:p>
                <draw:g>
                  <svg:desc>'conv_timimg1526074093.562716'.D2:'conv_timimg1526074093.562716'.D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66615789977368">
                <text:p>0.966615789977368</text:p>
              </table:table-cell>
              <table:table-cell office:value-type="float" office:value="0.05285160895437">
                <text:p>0.05285160895437</text:p>
              </table:table-cell>
              <table:table-cell office:value-type="float" office:value="0.00218924402724951">
                <text:p>0.002189244027249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48070026002824">
                <text:p>0.948070026002824</text:p>
              </table:table-cell>
              <table:table-cell office:value-type="float" office:value="0.0538165649631992">
                <text:p>0.0538165649631992</text:p>
              </table:table-cell>
              <table:table-cell office:value-type="float" office:value="0.00341410102555528">
                <text:p>0.003414101025555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15750741958618">
                <text:p>0.915750741958618</text:p>
              </table:table-cell>
              <table:table-cell office:value-type="float" office:value="0.0495466830325313">
                <text:p>0.0495466830325313</text:p>
              </table:table-cell>
              <table:table-cell office:value-type="float" office:value="0.00459704198874533">
                <text:p>0.004597041988745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15422547026537">
                <text:p>0.915422547026537</text:p>
              </table:table-cell>
              <table:table-cell office:value-type="float" office:value="0.0498938309610821">
                <text:p>0.0498938309610821</text:p>
              </table:table-cell>
              <table:table-cell office:value-type="float" office:value="0.00960352196125314">
                <text:p>0.009603521961253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9732340403134">
                <text:p>0.89732340403134</text:p>
              </table:table-cell>
              <table:table-cell office:value-type="float" office:value="0.0513567689922638">
                <text:p>0.0513567689922638</text:p>
              </table:table-cell>
              <table:table-cell office:value-type="float" office:value="0.0131247650133446">
                <text:p>0.01312476501334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30390038003679">
                <text:p>0.930390038003679</text:p>
              </table:table-cell>
              <table:table-cell office:value-type="float" office:value="0.0498273479752243">
                <text:p>0.0498273479752243</text:p>
              </table:table-cell>
              <table:table-cell office:value-type="float" office:value="0.0174358070362359">
                <text:p>0.01743580703623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1393139801221">
                <text:p>0.91393139801221</text:p>
              </table:table-cell>
              <table:table-cell office:value-type="float" office:value="0.0496527089853771">
                <text:p>0.0496527089853771</text:p>
              </table:table-cell>
              <table:table-cell office:value-type="float" office:value="0.0223543890169822">
                <text:p>0.02235438901698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98229536018334">
                <text:p>0.898229536018334</text:p>
              </table:table-cell>
              <table:table-cell office:value-type="float" office:value="0.0513472899910994">
                <text:p>0.0513472899910994</text:p>
              </table:table-cell>
              <table:table-cell office:value-type="float" office:value="0.0268470350420103">
                <text:p>0.02684703504201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80332915985491">
                <text:p>0.880332915985491</text:p>
              </table:table-cell>
              <table:table-cell office:value-type="float" office:value="0.0523324979585595">
                <text:p>0.0523324979585595</text:p>
              </table:table-cell>
              <table:table-cell office:value-type="float" office:value="0.0359771649818867">
                <text:p>0.03597716498188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54920024052262">
                <text:p>0.854920024052262</text:p>
              </table:table-cell>
              <table:table-cell office:value-type="float" office:value="0.0500288309995085">
                <text:p>0.0500288309995085</text:p>
              </table:table-cell>
              <table:table-cell office:value-type="float" office:value="0.0361426519812085">
                <text:p>0.03614265198120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27184627996758">
                <text:p>0.827184627996758</text:p>
              </table:table-cell>
              <table:table-cell office:value-type="float" office:value="0.0502999919699505">
                <text:p>0.0502999919699505</text:p>
              </table:table-cell>
              <table:table-cell office:value-type="float" office:value="0.0485722469747998">
                <text:p>0.04857224697479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3981707500061">
                <text:p>0.83981707500061</text:p>
              </table:table-cell>
              <table:table-cell office:value-type="float" office:value="0.0500424690544605">
                <text:p>0.0500424690544605</text:p>
              </table:table-cell>
              <table:table-cell office:value-type="float" office:value="0.047759065986611">
                <text:p>0.0477590659866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33568148023914">
                <text:p>0.833568148023914</text:p>
              </table:table-cell>
              <table:table-cell office:value-type="float" office:value="0.0543197860242799">
                <text:p>0.0543197860242799</text:p>
              </table:table-cell>
              <table:table-cell office:value-type="float" office:value="0.0533408229821362">
                <text:p>0.05334082298213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26783347001765">
                <text:p>0.826783347001765</text:p>
              </table:table-cell>
              <table:table-cell office:value-type="float" office:value="0.0504580680280924">
                <text:p>0.0504580680280924</text:p>
              </table:table-cell>
              <table:table-cell office:value-type="float" office:value="0.0631518140435219">
                <text:p>0.06315181404352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06297741015442">
                <text:p>0.806297741015442</text:p>
              </table:table-cell>
              <table:table-cell office:value-type="float" office:value="0.0512146900291555">
                <text:p>0.0512146900291555</text:p>
              </table:table-cell>
              <table:table-cell office:value-type="float" office:value="0.0654702840256505">
                <text:p>0.06547028402565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87694289989304">
                <text:p>0.787694289989304</text:p>
              </table:table-cell>
              <table:table-cell office:value-type="float" office:value="0.0507448719581589">
                <text:p>0.0507448719581589</text:p>
              </table:table-cell>
              <table:table-cell office:value-type="float" office:value="0.072681883990299">
                <text:p>0.0726818839902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61133848049212">
                <text:p>0.761133848049212</text:p>
              </table:table-cell>
              <table:table-cell office:value-type="float" office:value="0.051846246002242">
                <text:p>0.051846246002242</text:p>
              </table:table-cell>
              <table:table-cell office:value-type="float" office:value="0.0772702390095219">
                <text:p>0.07727023900952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5216204096796">
                <text:p>0.75216204096796</text:p>
              </table:table-cell>
              <table:table-cell office:value-type="float" office:value="0.0518989239935763">
                <text:p>0.0518989239935763</text:p>
              </table:table-cell>
              <table:table-cell office:value-type="float" office:value="0.0786218660068698">
                <text:p>0.07862186600686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0455937038641">
                <text:p>0.730455937038641</text:p>
              </table:table-cell>
              <table:table-cell office:value-type="float" office:value="0.0510329100070521">
                <text:p>0.0510329100070521</text:p>
              </table:table-cell>
              <table:table-cell office:value-type="float" office:value="0.0839022099971771">
                <text:p>0.0839022099971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